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22ed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f784"/>
    </style:style>
    <style:style style:name="T3" style:family="text">
      <style:text-properties fo:language="ru" fo:country="RU" officeooo:rsid="00051ebd"/>
    </style:style>
    <style:style style:name="T4" style:family="text">
      <style:text-properties fo:language="ru" fo:country="RU" officeooo:rsid="00022eda"/>
    </style:style>
    <style:style style:name="T5" style:family="text">
      <style:text-properties fo:language="en" fo:country="US" officeooo:rsid="0004f784"/>
    </style:style>
    <style:style style:name="T6" style:family="text">
      <style:text-properties fo:language="en" fo:country="US" officeooo:rsid="00022e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Я очень люблю </text:span><text:span text:style-name="T2">кот</text:span><text:span text:style-name="T4">ико</text:span><text:span text:style-name="T4">в</text:span><text:span text:style-name="T2">. Кот</text:span><text:span text:style-name="T4">ики<office:annotation office:name="__Annotation__109_1216379438"><dc:creator>&lt;анонимный&gt;</dc:creator><dc:date>2017-12-19T16:41:21.978000000</dc:date><text:p text:style-name="P2"><text:span text:style-name="T3">Закомментированное предложение.</text:span></text:p></office:annotation></text:span><text:span text:style-name="T2"> — замечательные домашние <office:annotation-end office:name="__Annotation__109_1216379438"/></text:span><text:span text:style-name="T4">питомцы</text:span><text:span text:style-name="T2">, кроме того, они отличные </text:span><text:span text:style-name="T4">товарищи</text:span><text:span text:style-name="T2">.</text:span></text:p>
      <text:p text:style-name="P1"><text:span text:style-name="T2"><text:tab/>Еще мне нравятся хомя<office:annotation><dc:creator>&lt;анонимный&gt;</dc:creator><dc:date>2017-12-18T13:59:22</dc:date><text:p text:style-name="P3"><text:span text:style-name="T4">Комментарий без выделенного фрагмента.</text:span></text:p></office:annotation></text:span><text:span text:style-name="T4">чки</text:span><text:span text:style-name="T2">, они забавные </text:span><text:span text:style-name="T4">пушистики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6S</meta:editing-duration>
    <meta:editing-cycles>3</meta:editing-cycles>
    <meta:generator>LibreOffice/5.1.1.3$Windows_X86_64 LibreOffice_project/89f508ef3ecebd2cfb8e1def0f0ba9a803b88a6d</meta:generator>
    <dc:date>2017-12-19T16:34:55.409000000</dc:date>
    <meta:document-statistic meta:table-count="0" meta:image-count="0" meta:object-count="0" meta:page-count="1" meta:paragraph-count="2" meta:word-count="20" meta:character-count="149" meta:non-whitespace-character-count="128"/>
    <meta:user-defined meta:name="Info 1"/>
    <meta:user-defined meta:name="Info 2"/>
    <meta:user-defined meta:name="Info 3"/>
    <meta:user-defined meta:name="Info 4"/>
  </office:meta>
</office:document-meta>
</file>